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  <table:table-row table:style-name="ro1">
          <table:table-cell office:value-type="string" calcext:value-type="string">
            <text:p>always @(posedge nvdla_core_clk or negedge nvdla_core_rstn) need to be replaced by always @(posedge nvdla_core_clk)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10"/>
        <table:table-column table:style-name="co1" table:number-columns-repeated="5" table:default-cell-style-name="Default"/>
        <table:table-row table:style-name="ro1">
          <table:table-cell table:style-name="ce11" office:value-type="string" calcext:value-type="string">
            <text:p>NV_NVDLA_CACC_CALC_int8</text:p>
          </table:table-cell>
          <table:table-cell table:number-columns-repeated="11"/>
          <table:table-cell office:value-type="string" calcext:value-type="string">
            <text:p>NV_NVDLA_CACC_CALC_int8</text:p>
          </table:table-cell>
        </table:table-row>
        <table:table-row table:style-name="ro2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11"/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dual_re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ss</text:p>
          </table:table-cell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c" table:style-name="ta1">
        <table:table-column table:style-name="co1" table:default-cell-style-name="Default"/>
        <table:table-row table:style-name="ro1">
          <table:table-cell office:value-type="string" calcext:value-type="string">
            <text:p>csc_dual_reg</text:p>
          </table:table-cell>
        </table:table-row>
        <table:table-row table:style-name="ro1">
          <table:table-cell office:value-type="string" calcext:value-type="string">
            <text:p><text:s/>Trying to prove $equiv for \reg_rd_data [20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1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2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3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4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5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6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8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9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0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7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8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29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30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31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1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2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3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4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5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6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7]: failed.</text:p>
          </table:table-cell>
        </table:table-row>
        <table:table-row table:style-name="ro1">
          <table:table-cell office:value-type="string" calcext:value-type="string">
            <text:p><text:s text:c="2"/>Trying to prove $equiv for \reg_rd_data [18]: failed.</text:p>
          </table:table-cell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Trying to prove $equiv for \rd_trans_low: failed.</text:p>
          </table:table-cell>
          <table:table-cell table:number-columns-repeated="7"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table:style-name="ce14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dp" table:style-name="ta1">
        <table:table-column table:style-name="co1" table:default-cell-style-name="Default"/>
        <table:table-row table:style-name="ro1">
          <table:table-cell office:value-type="string" calcext:value-type="string">
            <text:p>SDP_RDMA_REG_dual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DP_REG_dual</text:p>
          </table:table-cell>
        </table:table-row>
        <table:table-row table:style-name="ro1">
          <table:table-cell office:value-type="string" calcext:value-type="string">
            <text:p>bn_mul_prelu: failed.</text:p>
          </table:table-cell>
        </table:table-row>
      </table:table>
      <table:table table:name="cdp" table:style-name="ta1">
        <table:table-column table:style-name="co1" table:default-cell-style-name="Default"/>
        <table:table-row table:style-name="ro1">
          <table:table-cell office:value-type="string" calcext:value-type="string">
            <text:p>NV_soDLA_CDP_RDMA_REG_dual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V_soDLA_CDP_REG_dual</text:p>
          </table:table-cell>
        </table:table-row>
        <table:table-row table:style-name="ro1">
          <table:table-cell office:value-type="string" calcext:value-type="string">
            <text:p>dst_base_addr_low failed</text:p>
          </table:table-cell>
        </table:table-row>
        <table:table-row table:style-name="ro1">
          <table:table-cell office:value-type="string" calcext:value-type="string">
            <text:p>Trying to prove $equiv for \input_data_type [0]: failed.</text:p>
          </table:table-cell>
        </table:table-row>
        <table:table-row table:style-name="ro1">
          <table:table-cell office:value-type="string" calcext:value-type="string">
            <text:p>Trying to prove $equiv for \datin_scale [0]: failed.</text:p>
          </table:table-cell>
        </table:table-row>
        <table:table-row table:style-name="ro1">
          <table:table-cell office:value-type="string" calcext:value-type="string">
            <text:p>Trying to prove $equiv for \datout_scale [0]: failed.</text:p>
          </table:table-cell>
        </table:table-row>
      </table:table>
      <table:table table:name="cdma" table:style-name="ta1">
        <table:table-column table:style-name="co1" table:default-cell-style-name="Default"/>
        <table:table-row table:style-name="ro1">
          <table:table-cell office:value-type="string" calcext:value-type="string">
            <text:p>cdma_reg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8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8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9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4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5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0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9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20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21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1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2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3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22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23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24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28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29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30]: failed.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31]: failed.</text:p>
          </table:table-cell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8:55:26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4T20:34:11.141000000</dc:date>
    <meta:editing-duration>PT3H46M59S</meta:editing-duration>
    <meta:editing-cycles>8</meta:editing-cycles>
    <meta:document-statistic meta:table-count="12" meta:cell-count="208" meta:object-count="0"/>
  </office:meta>
</office:document-meta>
</file>